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1.279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1.034cm"/>
    </style:style>
    <style:style style:name="co8" style:family="table-column">
      <style:table-column-properties fo:break-before="auto" style:column-width="1.316cm"/>
    </style:style>
    <style:style style:name="co9" style:family="table-column">
      <style:table-column-properties fo:break-before="auto" style:column-width="6.694cm"/>
    </style:style>
    <style:style style:name="co10" style:family="table-column">
      <style:table-column-properties fo:break-before="auto" style:column-width="0.871cm"/>
    </style:style>
    <style:style style:name="co11" style:family="table-column">
      <style:table-column-properties fo:break-before="auto" style:column-width="1.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normal" style:font-weight-asian="normal" style:font-weight-complex="normal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UserStori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2. Sprint</text:p>
          </table:table-cell>
          <table:table-cell office:value-type="string" calcext:value-type="string">
            <text:p>User-Story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Als Spieler kann ich mir einen Nicknamen geben, sodass ich identifiziert werd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Popup für die Eingabe des Nickname erstel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Nickname local abspeichern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Als Spieler habe ich ein Kartendeck bestehend aus je vier Assen, Zehnern, Königen, Damen und Buben in den Farben Karo, Herz, Pik und Kreuz, sodass ich damit schnaps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sign:</text:p>
          </table:table-cell>
          <table:table-cell office:value-type="string" calcext:value-type="string">
            <text:p>Kart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Karten in die App einbinden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Als Spieler kann ich den Spielmodus 2er-Schnapsen nur mit genau einem anderen Spieler spielen, sodass ich regelgemäß spiel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Computerlogik auskom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Zweispielerlogik implementieren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Als Spieler muss ich mich, sobald keine Karte mehr am Stapel liegt, dem Stich- und Farbzwang beug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Erkennen, dass keine Karte mehr am Stapel lieg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ich- und Farbzwang imple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Stich- und Farbzwang beim ausspielen durchsetzen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Als Spieler kann ich in meinem Zug "zudrehen", wodurch Stich- und Farbzwang herrscht und keine Karte mehr gezogen werden kan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Zudrehen imple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Zudrehen ermöglichen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Als Spieler kann ich in meinem Zug einen "20er" ansagen, falls ich einen König und eine Dame der selben Farbe in der Hand habe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20er Ansagen imple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20er Ansagen ermöglichen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Als Spieler kann ich in meinem Zug einen "40er" ansagen, falls ich den König und die Dame der Trumpfarbe in der Hand habe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40er Ansagen imple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40er Ansagen ermöglichen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Als Spieler bekomme ich die Punkte von "20er" und "40er" nur, falls ich mindestens einen Stich in der entsprechenden Runde mache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Überprüfen ob 20er bzw. 40er angesagt werden dar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20er bzw. 40er ansagen nur zulassen, falls die jeweiligen Bedingungen erfüllt sind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ls Spieler werde ich vom Spiel von einem Startmenü begrüßt, sodass ich auf die Funktionen der App zugreif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Startmenü (grob) erstel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ufrufen des Popups zur Änderung des Nickname ermöglichen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Als Spieler habe ich während dem Schnapsen ein Spielfeld zur Verfügung, sodass ich darauf spielen kann (Karten legen, usw.)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Spielfeld 2er-Schnapsen, Icons in die App einbinden, 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Als Spieler kann ich über das Startmenü in die Lobby gelangen, sodass ich in der Lobby ein Spiel erstellen oder einem Spiel beitret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utton für den wechsel in die Lobby erstellen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Als Spieler gelange ich nach der Spielerstellung in einen Warteraum (Lobby), dem andere Spieler beitreten können, sodass sie mit mir spielen könne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Spieler in Reichweite anzeigen, Lobby (grob) erstel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Spieler in Reichweite erkennen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Als Spielersteller kann ich das Spiel starten, sobald der Warteraum voll ist, sodass ich das Spiel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Überprüfen ob genug Spieler dem Spiel beigetreten si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In der Lobby einen Button zum Starten eines Spiels erstellen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Als Spieler kann ich einem Spiel beitreten, sodass ich einen Schnapser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Noch nicht laufende Spiele von Spielern in Reichweite erkenn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ielbeitritt imple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In der Lobby noch nicht laufende Spiele von Spielern in Reichweite anzeig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 der Lobby einen Button zum Spielbeitritt erstellen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Als Spieler kann ich die App über das Startmenü beenden, sodass ich mein Gerät auch für andere Dinge verwend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enden der App über einen Button im Startmenü ermöglichen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Als Spieler muss ich mich mit meinen Mitspielern in einem Raum befinden, sodass das Gefühl eines echten Kartenspiels möglichst erhalten bleibt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Bluetooth-Verbindung (grob) erstellen</text:p>
          </table:table-cell>
        </table:table-row>
      </table:table>
      <table:table table:name="US 29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ls Spieler kann ich mir einen Nicknamen geben, sodass ich identifiziert werd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Popup für die Eingabe des Nickname erstell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Nickname local abspeicher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identifiziert werden?</text:p>
          </table:table-cell>
          <table:table-cell table:number-columns-repeated="6"/>
          <table:table-cell office:value-type="string" calcext:value-type="string">
            <text:p>S_1</text:p>
          </table:table-cell>
          <table:table-cell office:value-type="string" calcext:value-type="string">
            <text:p>Welche Inhalte kommen in Nickname vor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identifiziert werden?</text:p>
          </table:table-cell>
          <table:table-cell table:number-columns-repeated="6"/>
          <table:table-cell office:value-type="string" calcext:value-type="string">
            <text:p>S_2</text:p>
          </table:table-cell>
          <table:table-cell office:value-type="string" calcext:value-type="string">
            <text:p>Welche Inhalte von Nickname und nach welchen Regeln soll überprüft werden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identifizieren komplett abgeschloss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identifizieren durchgeführt wer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er Spieler</text:p>
          </table:table-cell>
          <table:table-cell table:number-columns-repeated="6"/>
          <table:table-cell office:value-type="string" calcext:value-type="string">
            <text:p>S_1</text:p>
          </table:table-cell>
          <table:table-cell office:value-type="string" calcext:value-type="string">
            <text:p>Ein String mit einer bestimmten Anzahl an Zeichen 8-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der Spieler seinen Nicknamen mit einem klick auf den Button ändern möchte</text:p>
          </table:table-cell>
          <table:table-cell table:number-columns-repeated="6"/>
          <table:table-cell office:value-type="string" calcext:value-type="string">
            <text:p>S_2</text:p>
          </table:table-cell>
          <table:table-cell office:value-type="string" calcext:value-type="string">
            <text:p>Der Nickname soll aus einem String bestehen und durch „speichern“ soll er local am Handy angelegt werd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Nachdem im Popup ein Name eingegeben und gespeichert wurd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Durch den klick auf den Button Nickname änder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Der Name kann Zahlen, Buchstaben und Sonderzeichen enhalt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riterien – def.</text:p>
          </table:table-cell>
          <table:table-cell office:value-type="string" calcext:value-type="string">
            <text:p>A_2</text:p>
          </table:table-cell>
          <table:table-cell office:value-type="string" calcext:value-type="string">
            <text:p>Der Nickname darf nicht länger als (8,10) Zeichen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Nickname geänder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befindet sich im Startauswahl-Menü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klickt auf Name änder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Im Popup wird der Nickname eingegeb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 </text:p>
          </table:table-cell>
          <table:table-cell office:value-type="string" calcext:value-type="string">
            <text:p>Mit dem klick auf speichern werden die Daten lokal abgelegt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ls Nickname wird der eingegebene Name angezeigt und ein File mit den Daten wird am Handy lokal angeleg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8.4.2015 (Spiel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est war erfolgreich</text:p>
          </table:table-cell>
          <table:table-cell table:number-columns-repeated="6"/>
          <table:table-cell table:style-name="ce1" office:value-type="string" calcext:value-type="string">
            <text:p>Schritte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1.</text:p>
          </table:table-cell>
          <table:table-cell office:value-type="string" calcext:value-type="string">
            <text:p>klick auf Name ändern</text:p>
          </table:table-cell>
          <table:table-cell/>
        </table:table-row>
        <table:table-row table:style-name="ro1">
          <table:table-cell table:style-name="ce1" office:value-type="string" calcext:value-type="string">
            <text:p>Bemerkung</text:p>
          </table:table-cell>
          <table:table-cell table:number-columns-repeated="8"/>
          <table:table-cell office:value-type="string" calcext:value-type="string">
            <text:p>2.</text:p>
          </table:table-cell>
          <table:table-cell office:value-type="string" calcext:value-type="string">
            <text:p>der Name „Nickname“ wird mit der Tastatur gelöscht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Es gibt keine Einschränkung der Länge des Nicks bzw. der Zeichen</text:p>
          </table:table-cell>
          <table:table-cell table:number-columns-repeated="7"/>
          <table:table-cell office:value-type="string" calcext:value-type="string">
            <text:p>3.</text:p>
          </table:table-cell>
          <table:table-cell office:value-type="string" calcext:value-type="string">
            <text:p>Neuer Name „TestName“ wird eingetrag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r Knopf „entf“ funktioniert nicht</text:p>
          </table:table-cell>
          <table:table-cell table:number-columns-repeated="7"/>
          <table:table-cell office:value-type="string" calcext:value-type="string">
            <text:p>4.</text:p>
          </table:table-cell>
          <table:table-cell office:value-type="string" calcext:value-type="string">
            <text:p>Mit den Button OK besätigt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5.</text:p>
          </table:table-cell>
          <table:table-cell office:value-type="string" calcext:value-type="string">
            <text:p>klick auf Name ändern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6.</text:p>
          </table:table-cell>
          <table:table-cell office:value-type="string" calcext:value-type="string">
            <text:p>Der neue Name „TestName“ ist zusehen</text:p>
          </table:table-cell>
          <table:table-cell/>
        </table:table-row>
      </table:table>
      <table:table table:name="US 47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ls Spieler habe ich ein Kartendeck bestehend aus je vier Assen, Zehnern, Königen, Damen und Buben in den Farben Karo, Herz, Pik und Kreuz, sodass ich damit schnaps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sign:</text:p>
          </table:table-cell>
          <table:table-cell office:value-type="string" calcext:value-type="string">
            <text:p>Kart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Karten in die App einbin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Karten/Kartendeck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ten Aspekte gelten für Kart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vier Assen, Zehnern, Königen, Damen und Buben in den Farben Karo, Herz, Pik und Kreuz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20 Karten (As 11, Zehn 10, König 4, Dame 3, Bube 2)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20 Karten im Kartendeck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Karten haben unterschiedliche Wertigkeit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Darstellung des Kartendecks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 muss gestartet wer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 Spieler spielt eine Kar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ird ein Trumpf angezeigt (1), restliche Karten im Kartendeck (9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usgeteilte Karten der beiden Spieler (10)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Darstellung des Kartendecks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 muss gestartet wer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 Spieler spielt eine Kar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ird ein Trumpf angezeigt (1), restliche Karten im Kartendeck (9)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ausgeteilte Karten der beiden Spieler (10)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Darstellung des Kartendecks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 muss gestartet wer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 Spieler spielt eine Kar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ird ein Trumpf angezeigt (1), restliche Karten im Kartendeck (9)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ausgeteilte Karten der beiden Spieler (10)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Darstellung des Kartendecks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rumpf und Rufspiel ist angesag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 muss gestartet wer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 Spieler spielt eine Kar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erden mir meine 6 Handkarten angezeigt und 2 im Talon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11"/>
        </table:table-row>
      </table:table>
      <table:table table:name="US39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ls Spieler kann ich den Spielmodus 2er-Schnapsen nur mit genau einem anderen Spieler spielen, sodass ich regelgemäß spiele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Computerlogik auskommentier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Zweispielerlogik implementier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spiel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spiel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2er-Schnapsen spielen komplett abgeschloss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as geschieht, wenn man nicht 2er-Schnapsen spielen kan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könnte verhindern, dass 2er-Schnapsen nicht gespielt werden kan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2 Spie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sich 2 Spieler in der Lobby befinden und das Spiel gestartet wir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sich die beiden Spieler am Tisch befinden und die Karten ausgeteilt we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s muss entweder ein Spieler beitreten, oder ein 3. bzw. 4 Spieler die Lobby verlass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Zu viele/zu wenig Spieler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genau 2 Spieler in der Lobby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Bluetooth-Verbindung muss vorhanden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2er-Schnapsen gespielt werden kann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muss ein weiterer Spieler in Reichweite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2 Spieler müssen sich in der Lobby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Spielersteller startet das Spie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ird ein Trumpf angezeigt (1), restliche Karten im Kartendeck (9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usgeteilte Karten der beiden Spieler (10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er ist am Zug, es kann regelmäßig gespielt werden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2er-Schnapsen gespielt werden kann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chnelles Spie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ird ein Trumpf angezeigt (1), restliche Karten im Kartendeck (9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usgeteilte Karten der beiden Spieler (10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er ist am Zug, es kann regelmäßig gespielt werden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2er-Schnapsen gespielt werden kann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muss ein weiterer Spieler in Reichweite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2 Spieler müssen sich in der Lobby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 wird automatisch nach Beitritt gestarte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ird ein Trumpf angezeigt (1), restliche Karten im Kartendeck (9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usgeteilte Karten der beiden Spieler (10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er ist am Zug, es kann regelmäßig gespielt werden</text:p>
          </table:table-cell>
          <table:table-cell table:number-columns-repeated="8"/>
        </table:table-row>
      </table:table>
      <table:table table:name="US 110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ls Spieler muss ich mich, sobald keine Karte mehr am Stapel liegt, dem Stich- und Farbzwang beuge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Erkennen, dass keine Karte mehr am Stapel lieg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tich- und Farbzwang implementier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Stich- und Farbzwang beim ausspielen durchsetz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sich dem Stich-/Farbzwang beug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Stich-/Farbzwang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Spieler, sobald keine Karte mehr am Stapel lieg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sich keine Karten mehr am Stapel ieg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darf sich keine Karte mehr am Stapel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Spieler dürfe nicht gegen den Stich-/Farbzwang verstoß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tich-/Farbzwang duchgesetz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beginnende Spieler spielt eine Karte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Sticht oder gibt eine Karte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chritt 1. und 2. wiederholen sich bis sich keine Karten mehr am Stapel befin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Gewinner Spielt Herz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.</text:p>
          </table:table-cell>
          <table:table-cell office:value-type="string" calcext:value-type="string">
            <text:p>Zweiter Spieler versucht Kreuz zuzugeben, obwohl er Herz in der Hand häl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Karte kann nicht ausgewählt und auch nicht ausgespielt werden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_2</text:p>
          </table:table-cell>
          <table:table-cell office:value-type="string" calcext:value-type="string">
            <text:p>Testen, ob Stich-/Farbzwang duchgesetz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beginnende Spieler spielt eine Karte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Sticht oder gibt eine Karte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chritt 1. und 2. wiederholen sich bis sich keine Karten mehr am Stapel befin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Gewinner Spielt Herz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.</text:p>
          </table:table-cell>
          <table:table-cell office:value-type="string" calcext:value-type="string">
            <text:p>Zweiter Spieler versucht einen HerzBube zuzugeben, obwohl er eine HerzAss besitz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Karte kann nicht ausgewählt und auch nicht ausgespielt werd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erzAss kann gespielt werden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tich-/Farbzwang duchgesetz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beginnende Spieler spielt eine Karte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Sticht oder gibt eine Karte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chritt 1. und 2. wiederholen sich bis sich keine Karten mehr am Stapel befin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Gewinner Spielt Herz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.</text:p>
          </table:table-cell>
          <table:table-cell office:value-type="string" calcext:value-type="string">
            <text:p>Zweiter Spieler versucht Kreuz zuzugeben, obwohl er Herz in der Hand häl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Karte kann nicht ausgewählt und auch nicht ausgespielt werden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_2</text:p>
          </table:table-cell>
          <table:table-cell office:value-type="string" calcext:value-type="string">
            <text:p>Testen, ob Stich-/Farbzwang duchgesetzt wir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bedingung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in Spiel muss gestartet sei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Karten sind ausgeteilt ein Spieler ist am Zu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uszuführende Testschritt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.</text:p>
          </table:table-cell>
          <table:table-cell office:value-type="string" calcext:value-type="string">
            <text:p>Der beginnende Spieler spielt eine Karte au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2.</text:p>
          </table:table-cell>
          <table:table-cell office:value-type="string" calcext:value-type="string">
            <text:p>Der zweite Spieler Sticht oder gibt eine Karte zu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3.</text:p>
          </table:table-cell>
          <table:table-cell office:value-type="string" calcext:value-type="string">
            <text:p>Schritt 1. und 2. wiederholen sich bis sich keine Karten mehr am Stapel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4.</text:p>
          </table:table-cell>
          <table:table-cell office:value-type="string" calcext:value-type="string">
            <text:p>Gewinner Spielt Herz au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5.</text:p>
          </table:table-cell>
          <table:table-cell office:value-type="string" calcext:value-type="string">
            <text:p>Zweiter Spieler versucht einen HerzBube zuzugeben, obwohl er eine HerzAss besitz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rwartetes Ergebni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ie Karte kann nicht ausgewählt und auch nicht ausgespielt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HerzAss kann gespielt wer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tich-/Farbzwang duchgesetz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beginnende Spieler spielt eine Karte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Sticht oder gibt eine Karte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chritt 1. und 2. wiederholen sich bis sich keine Karten mehr am Stapel befin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Spieler2 (Gewinner) spielt KaroAss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.</text:p>
          </table:table-cell>
          <table:table-cell office:value-type="string" calcext:value-type="string">
            <text:p>Spieler1 kann nur mit Trumpf stech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anderen Karten der falschen Farbe können nicht ausgespielt werden</text:p>
          </table:table-cell>
          <table:table-cell table:number-columns-repeated="8"/>
        </table:table-row>
      </table:table>
      <table:table table:name="US 111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ls Spieler kann ich in meinem Zug "zudrehen", wodurch Stich- und Farbzwang herrscht und keine Karte mehr gezogen werden kan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Zudrehen implementier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Zudrehen ermöglich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zudreh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zudreh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zudrehen komplett abgeschloss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häufig kann zudreh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ie kann geprüft werden, ob zudrehen stattgefunden hat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Ein Spieler der am Zug is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Ein Spieler soll zudrehen, wenn er denkt, dass er 66 Punkte schaff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man auf den Button „Zudrehen“ klickt und der sich auf „Zugedreht“ änder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inmal pro Rund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Der Button ändert sich auf „Zugedreht“ und es werden keine neuen Karten vom Kartendeck mehr aufgenomm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er können jederzeit, wenn sie am Zug sind zudreh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zudrehen“ möglich i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„drehtzu“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herrscht Stich-/Farbzwang und es werden keine neuen Karten nach einem Stich vom Stapel ausgeteil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zudrehen“ möglich i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„drehtzu“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herrscht Stich-/Farbzwang und es werden keine neuen Karten nach einem Stich vom Stapel ausgeteil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zudrehen“ möglich i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„drehtzu“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herrscht Stich-/Farbzwang und es werden keine neuen Karten nach einem Stich vom Stapel ausgeteilt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_2</text:p>
          </table:table-cell>
          <table:table-cell office:value-type="string" calcext:value-type="string">
            <text:p>Testen, ob „zudrehen“ möglich i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1 spielt Karte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 sticht und dreht danach zu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herrscht Stich-/Farbzwang und es werden keine neuen Karten nach einem Stich vom Stapel ausgeteilt</text:p>
          </table:table-cell>
          <table:table-cell table:number-columns-repeated="8"/>
        </table:table-row>
      </table:table>
      <table:table table:name="US 112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ls Spieler kann ich in meinem Zug einen "20er" ansagen, falls ich einen König und eine Dame der selben Farbe in der Hand habe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20er Ansagen implementier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20er Ansagen ermöglich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„20er“ ansag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„20er“ ansag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kann „20er“ ansag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nn der Spieler am Zug ist und sich ein König und eine Dame der selben Farbe in der Hand befind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der Spieler am Zug ist und sich ein König und eine Dame der selben Farbe in der Hand befindet und man min. einen Stich machen kan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Nur einmal pro Rund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ein König und eine Dame der selben Farbe in der Hand befin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20er“ ansage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sagt „20er“ a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bekommt der Spieler der „20er“ angesagt hat, zusätzlich 20 Punkte dazu, wenn er min. einen Stich gemacht ha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20er“ ansage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sagt „20er“ a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bekommt der Spieler der „20er“ angesagt hat, zusätzlich 20 Punkte dazu, wenn er min. einen Stich gemacht ha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20er“ ansage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sagt „20er-Pik“ a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bekommt der Spieler der „20er“ angesagt hat, zusätzlich 20 Punkte dazu, wenn er min. einen Stich gemacht hat</text:p>
          </table:table-cell>
          <table:table-cell table:number-columns-repeated="8"/>
        </table:table-row>
      </table:table>
      <table:table table:name="US 113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ls Spieler kann ich in meinem Zug einen "40er" ansagen, falls ich den König und die Dame der Trumpffarbe in der Hand habe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40er Ansagen implementier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40er Ansagen ermöglich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„40er“ ansag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„40er“ ansag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kann „40er“ ansag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nn der Spieler am Zug ist und sich ein König und eine Dame der Trumpffarbe in der Hand befind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der Spieler am Zug ist und sich ein König und eine Dame der Trumpffarbe in der Hand befindet und man min. einen Stich machen kan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Nur einmal pro Rund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ein König und eine Dame der selben Farbe in der Hand befin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40er“ ansage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ieler der am Zug ist hat König und Dame der Trumpffarb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sagt „40er“ a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bekommt der Spieler der „40er“ angesagt hat, zusätzlich 20 Punkte dazu, wenn er min. einen Stich gemacht ha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40er“ ansage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ieler der am Zug ist hat König und Dame der Trumpffarb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sagt „40er“ a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bekommt der Spieler der „40er“ angesagt hat, zusätzlich 20 Punkte dazu, wenn er min. einen Stich gemacht ha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40er“ ansage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ieler der am Zug ist hat König und Dame der Trumpffarb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sagt „40er“ a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bekommt nach dem Stich 40Punkte (HerzKönig/KaroKönig) ges. 44 Punkte</text:p>
          </table:table-cell>
          <table:table-cell table:number-columns-repeated="8"/>
        </table:table-row>
      </table:table>
      <table:table table:name="US 114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ls Spieler bekomme ich die Punkte von "20er" und "40er" nur, falls ich mindestens einen Stich in der entsprechenden Runde mache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Überprüfen ob 20er bzw. 40er angesagt werden darf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20er bzw. 40er ansagen nur zulassen, falls die jeweiligen Bedingungen erfüllt sind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„20/40er“ ansag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„20/40er“ ansag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kann „20/40er“ ansag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nn der Spieler am Zug ist und sich ein König und eine Dame der Trumpffarbe in der Hand befind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der Spieler am Zug ist und sich ein König und eine Dame der Trumpffarbe in der Hand befindet und man min. einen Stich machen kan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Nur einmal pro Rund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ein König und eine Dame der selben Farbe in der Hand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Spieler der „20/40er“ sagt muss einen Stich mach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20/40er“ ansagen funktioniert und ob mindestens ein Stich gemacht wurd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ieler der am Zug ist hat König und Dame der Trumpffarb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sagt „40er“ a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bekommt der Spieler der „20/40er“ angesagt hat, zusätzlich 20/40 Punkte dazu, wenn er min. einen Stich gemacht ha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20/40er“ ansagen funktioniert und ob mindestens ein Stich gemacht wurd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ieler der am Zug ist hat König und Dame der Trumpffarb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sagt „40er“ a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bekommt der Spieler der „20/40er“ angesagt hat, zusätzlich 20/40 Punkte dazu, wenn er min. einen Stich gemacht ha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20/40er“ ansagen funktioniert und ob mindestens ein Stich gemacht wurd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ieler der am Zug ist hat König und Dame der Trumpffarb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sagt „40er“ a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, jedoch bekommt der Spieler der „20/40er“ angesagt hat, zusätzlich 20/40 Punkte dazu, wenn er min. einen Stich gemacht hat</text:p>
          </table:table-cell>
          <table:table-cell table:number-columns-repeated="8"/>
        </table:table-row>
      </table:table>
      <table:table table:name="US 40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ls Spieler werde ich vom Spiel von einem Startmenü begrüßt, sodass ich auf die Funktionen der App zugreif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Startmenü (grob) erstell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Aufrufen des Popups zur Änderung des Nickname ermöglich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Startmenü vor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„Spielen“, „Schnelles Spiel“, Spielregeln“, „Name ändern“, „Statistik“, <text:s/>„Beenden“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Die App muss aufgerufen werd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man Funktionen im Startmenü zur Auswahl ha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pp muss gestarte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m Bildschrim wird eine Auswahl angezeig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„Spielen“, „Schnelles Spiel“, Spielregeln“, „Name ändern“, „Statistik“, <text:s/>„Beenden“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Spiel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man Funktionen im Startmenü zur Auswahl ha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pp muss gestarte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m Bildschrim wird eine Auswahl angezeig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„Spielen“, „Schnelles Spiel“, Spielregeln“, „Name ändern“, „Statistik“, <text:s/>„Beenden“</text:p>
          </table:table-cell>
          <table:table-cell table:number-columns-repeated="8"/>
        </table:table-row>
      </table:table>
      <table:table table:name="US 41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ls Spieler habe ich während dem Schnapsen ein Spielfeld zur Verfügung, sodass ich darauf spielen kann (Karten legen, usw.)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Spielfeld 2er-Schnapsen, Icons in die App einbinden, 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m Spielfeld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ten Aspekte gelten für das Spielfeld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3</text:p>
          </table:table-cell>
          <table:table-cell office:value-type="string" calcext:value-type="string">
            <text:p>Wie sieht das Layout für das Spielfeld aus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Handkarten, Kartendeck, ausgespielte Karten, teilnehmende Spieler, Schummelauge, Punktestan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Die Inhalte des Spielfeldes müssen angezeigt we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3</text:p>
          </table:table-cell>
          <table:table-cell office:value-type="string" calcext:value-type="string">
            <text:p>Prototyp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 muss gestartet sei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Es müssen sich genügend Spieler in der Lobby befind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feld angezeigt wri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 muss gestartet wer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 Spieler spielt eine Kar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as Spielfeld und der Inhalt wird angezeig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feld angezeigt wri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 muss gestartet wer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 Spieler spielt eine Kar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as Spielfeld und der Inhalt wird angezeig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feld angezeigt wri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üssen sich im Spiel befind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e Karte muss ausgespiel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müssen ausgeteil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in Spiel muss gestartet wer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ausgetei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 Spieler spielt eine Kar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as Spielfeld und der Inhalt wird angezeig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feld angezeigt wri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ist gestartet, Trumpf gewählt und Rufspiel angesag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as Spielfeld und der Inhalt wird angezeigt</text:p>
          </table:table-cell>
          <table:table-cell table:number-columns-repeated="8"/>
        </table:table-row>
      </table:table>
      <table:table table:name="US 43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ls Spieler kann ich über das Startmenü in die Lobby gelangen, sodass ich in der Lobby ein Spiel erstellen oder einem Spiel beitret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Button für den wechsel in die Lobby erstell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der Lobby vor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Spieler, Modus, Gruppe, Spieler in der Nähe, 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uttons:</text:p>
          </table:table-cell>
          <table:table-cell office:value-type="string" calcext:value-type="string">
            <text:p>Einladen, Neues Spiel, Spiel beitreten, Team wählen, Bluetooth (Ein/Aus), Abbrechen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 muss gestartet sei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Im Startmenü muss Lobby ausgewählt werd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Lobby angezeigt wri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muss gestarte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Im Startmenü wird auf Lobby geklick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Lobby wird geöffne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Lobby mit ihren Inhalt wird angezeig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Spiel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Lobby angezeigt wri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muss gestarte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Im Startmenü wird auf Spielen geklick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Lobby wird geöffne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Lobby mit ihren Inhalt wird angezeigt</text:p>
          </table:table-cell>
          <table:table-cell table:number-columns-repeated="8"/>
        </table:table-row>
      </table:table>
      <table:table table:name="US 44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ls Spieler gelange ich nach der Spielerstellung in einen Warteraum (Lobby), dem andere Spieler beitreten können, sodass sie mit mir spielen könne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Spieler in Reichweite anzeigen, Lobby (grob) erstell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Spieler in Reichweite erkenn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der Lobby vor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Spieler, Modus, Gruppe, Spieler in der Nähe, 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uttons:</text:p>
          </table:table-cell>
          <table:table-cell office:value-type="string" calcext:value-type="string">
            <text:p>Einladen, Neues Spiel, Spiel beitreten, Team wählen, Bluetooth (Ein/Aus), Abbrechen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 muss erstellt sei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Spieler müssen sich in der Nähe befind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er einem bereits erstellten Spiel beitreten könn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uss sich in der Lobby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erstell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in der Nähe werden angezeig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Einer von den Spielern in der Nähe wird ausgewäh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Spieler wird eingelad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r eingeladene Spieler befindet sich im selben Modus und im selben Spiel (Anzahl 2)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er einem bereits erstellten Spiel beitreten könn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uss sich in der Lobby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erstell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 klickt auf „Spiel beitreten“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klickt auf das angezeigte Spiel von Spiel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2er-Schnapsen wird automatisch gestartet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er einem bereits erstellten Spiel beitreten könn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uss sich in der Lobby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erstell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 und Spieler3 klicken auf „Spiel beitreten“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er2 klickt auf das Spiel von Spiel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Spieler3 klickt auf das Spiel von Spiel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3er-Schnapsen startet automatisch und kann gespielt werden</text:p>
          </table:table-cell>
          <table:table-cell table:number-columns-repeated="8"/>
        </table:table-row>
      </table:table>
      <table:table table:name="US 63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ls Spielersteller kann ich das Spiel starten, sobald der Warteraum voll ist, sodass ich das Spiel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Überprüfen ob genug Spieler dem Spiel beigetreten sin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In der Lobby einen Button zum Starten eines Spiels erstell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das Spiel starten?</text:p>
          </table:table-cell>
          <table:table-cell table:number-columns-repeated="6"/>
          <table:table-cell office:value-type="string" calcext:value-type="string">
            <text:p>S_1</text:p>
          </table:table-cell>
          <table:table-cell office:value-type="string" calcext:value-type="string">
            <text:p>Welche Inhalte kommen im Warteraum vor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das Spiel start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kann Spiel starten genau durchgeführ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oft soll Spiel starten durchgeführ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ie kann geprüft werden, ob Spiel starten druchgeführt wurde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as könnte Spiel starten verhinder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er Spielersteller</text:p>
          </table:table-cell>
          <table:table-cell table:number-columns-repeated="6"/>
          <table:table-cell office:value-type="string" calcext:value-type="string">
            <text:p>S_1</text:p>
          </table:table-cell>
          <table:table-cell office:value-type="string" calcext:value-type="string">
            <text:p>Spieler, Modus, Grup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Sobald der Warteraum voll is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Mit einem klick auf Spiel start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inma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Nachdem das Spiel gestartet wurde,wird das Spielfeld angezeig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Zu wenig Spieler befinden sich im Warteraum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uss Bluetooth verfügbar sei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Spieler müssen sich in der Nähe befin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Spiel gestarte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uss Spiel erstellt hab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in der Nähe wird ausgewäh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wird eingela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2er-Schnapsen 2 Spieler befinden sich im Warteraum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Spielstar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startet mit 2 Spieler 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Spiel gestarte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uss Spiel erstellt hab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in der Nähe wird ausgewäh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wird eingelad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2er-Schnapsen 2 Spieler befinden sich im Warteraum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Spielstar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startet mit 2 Spieler 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er einem bereits erstellten Spiel beitreten könn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uss sich in der Lobby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erstell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 und Spieler3 klicken auf „Spiel beitreten“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er2 klickt auf das Spiel von Spiel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Spieler3 klickt auf das Spiel von Spiel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3er-Schnapsen startet automatisch und kann gespielt werden</text:p>
          </table:table-cell>
          <table:table-cell table:number-columns-repeated="8"/>
        </table:table-row>
      </table:table>
      <table:table table:name="US 64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ls Spieler kann ich einem Spiel beitreten, sodass ich einen Schnapser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Noch nicht laufende Spiele von Spielern in Reichweite erkenn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pielbeitritt implementier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In der Lobby noch nicht laufende Spiele von Spielern in Reichweite anzeig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 der Lobby einen Button zum Spielbeitritt erstell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dem Spiel beitret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Spiel beitret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Spiel beitreten komplett abgeschloss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Spiel beitreten genau druchgeführ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geschieht, wenn man nicht dem Spiel beitreten kan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as könnte Spiel beitreten verhinder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Spieler die einem offenen Spiel beitreten, oder die in ein geschlossenes Spiel eingeladen wu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ein offenes Spiel erstellt ist, oder wenn man zu einem geschlossenen Spiel eingeladen wir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man sich im selben Warteraum wie der Spielersteller befinde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Akzeptieren einer Einladung, oder durch beitret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Man muss selbst ein neues Spiel mit dem gewünschten Modi erstellt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arteraum ist bereits voll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er müssen sich in der Nähe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Spiel muss erstellt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em Spiel beigetreten werden kan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bedingung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piel muss erstellt sei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pieler müssen sich in der Nähe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urchzuführende Schritte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Im Menü Lobby auswähl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Ein Spiel auswählen, bei dem noch ein freie Plätze vorhanden sin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beitritt Button anklick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rwartetes Ergebni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pieler befindet sich im gleichen Warteraum wie der Spielersteller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em Spiel beigetreten werden kan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bedingung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piel muss erstellt sei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pieler müssen sich in der Nähe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urchzuführende Schritte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Im Menü Spielen auswählen und auf „Spiel beitreten“ klick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Ein Spiel auswählen, bei dem noch ein freie Plätze vorhanden sin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gefundens Spiel anklick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rwartetes Ergebni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pieler befindet sich im Spielmodi 2er-Schnapsen und es kann gespielt werden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er einem bereits erstellten Spiel beitreten könn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muss sich in der Lobby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erstell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 und Spieler3 klicken auf „Spiel beitreten“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er2 klickt auf das Spiel von Spiel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Spieler3 klickt auf das Spiel von Spiel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3er-Schnapsen startet automatisch und kann gespielt werden</text:p>
          </table:table-cell>
          <table:table-cell table:number-columns-repeated="8"/>
        </table:table-row>
      </table:table>
      <table:table table:name="US 65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ls Spieler kann ich die App über das Startmenü beenden, sodass ich mein Gerät auch für andere Dinge verwend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Beenden der App über einen Button im Startmenü ermöglich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die App bee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ist App beenden komplett abgeschlossen?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Spie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die App geschlossen ist, und das Gerät wieder für andere Dinge verwendet werden kan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Die App muss gestartet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App beende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pp ist gestarte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urchzuführende 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Am Startbildschirm den Button „Beenden“ drück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pp ist geschlossen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Spiel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App beende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pp ist gestarte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urchzuführende 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Am Startbildschirm den Button „Beenden“ drück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pp ist geschlossen</text:p>
          </table:table-cell>
          <table:table-cell table:number-columns-repeated="8"/>
        </table:table-row>
      </table:table>
      <table:table table:name="US 50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ls Spieler muss ich mich mit meinen Mitspielern in einem Raum befinden, sodass das Gefühl eines echten Kartenspiels möglichst erhalten bleibt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Wlan-Verbindung (grob) erstell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ie ist Raum definiert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Spieler die miteinander Schnapsen möchten, müssen sich im selben Raum (also in Bluetooth-Reichweite) befin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er müssen sich im selben Wlan befin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er in Reichweite angezeigt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App ist gestartet und Spieler befinden sich in der Lobb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Im Fenster „Spieler in der Nähe“ sollten, alle Spieler die sich im selben Raum befinden angezeigt werden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4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4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er in Reichweite angezeigt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App ist gestartet und ein Spieler hat ein Spiel erstel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urch klicken auf „Spiel beitreten“ sind offene Spiele sichtbar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4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4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4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pieler in Reichweite angezeigt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App ist gestartet und ein Spieler hat ein Spiel erstel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urch klicken auf „Spiel beitreten“ sind offene Spiele sichtbar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.00.0000</text:date>, <text:time style:data-style-name="N2" text:time-value="17:56:02.3278382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22:00:11.438443725</meta:creation-date>
    <dc:date>2015-06-22T17:56:19.805235065</dc:date>
    <meta:editing-duration>PT9H47M</meta:editing-duration>
    <meta:editing-cycles>74</meta:editing-cycles>
    <meta:generator>LibreOffice/4.2.7.2$Linux_X86_64 LibreOffice_project/420m0$Build-2</meta:generator>
    <meta:document-statistic meta:table-count="17" meta:cell-count="1359" meta:object-count="0"/>
  </office:meta>
</office:document-meta>
</file>